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style:font-name="Times New Roman" fo:language="ru" fo:country="RU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7cm" draw:z-index="0"><draw:image xlink:href="../../odt/images/008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-3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461cm" draw:z-index="0"><draw:image xlink:href="../../odt/images/0085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6">векторизован</text:span>, реализует функцию управляемого ключа по алгоритму:</text:p>
            <text:p text:style-name="P4"><draw:frame draw:style-name="fr3" draw:name="Объект1" text:anchor-type="as-char" svg:width="6.249cm" svg:height="1.393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Text_20_body"><text:span text:style-name="T1">где</text:span><text:span text:style-name="T1"><draw:frame draw:style-name="fr3" draw:name="Объект2" text:anchor-type="as-char" svg:width="1.201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– вектор сигналов </text:span><text:span text:style-name="T2">на 1-ом входном порте</text:span><text:span text:style-name="T1">;</text:span></text:p>
            <text:p text:style-name="Text_20_body"><text:span text:style-name="T1"><draw:frame draw:style-name="fr3" draw:name="Объект10" text:anchor-type="as-char" svg:width="1.214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– вектор сигналов </text:span><text:span text:style-name="T2">на </text:span><text:span text:style-name="T4">2</text:span><text:span text:style-name="T2">-ом входном порте</text:span><text:span text:style-name="T1">;</text:span></text:p>
            <text:p text:style-name="Text_20_body"><text:span text:style-name="T1"><draw:frame draw:style-name="fr3" draw:name="Объект11" text:anchor-type="as-char" svg:width="1.205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– вектор сигналов </text:span><text:span text:style-name="T2">на </text:span><text:span text:style-name="T4">3</text:span><text:span text:style-name="T2">-ом входном порте</text:span><text:span text:style-name="T1">;</text:span></text:p>
            <text:p text:style-name="Text_20_body"><text:span text:style-name="T1"><draw:frame draw:style-name="fr3" draw:name="Объект3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– вектор сигналов </text:span><text:span text:style-name="T2">на выходном порте</text:span><text:span text:style-name="T1">;</text:span></text:p>
            <text:p text:style-name="Text_20_body"><text:span text:style-name="T1"><draw:frame draw:style-name="fr3" draw:name="Объект4" text:anchor-type="as-char" svg:width="0.623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– </text:span><text:span text:style-name="T2">вектор пороговых значений управляющих сигналов (обычно логических уставок), определяющих условия перекоммутации входных сигналов на выход блока.</text:span></text:p>
            <text:p text:style-name="Text_20_body"><text:span text:style-name="T6">Свойства</text:span>:</text:p>
            <text:list xml:id="list6771486020159332366" text:style-name="L1">
              <text:list-item>
                <text:p text:style-name="P6"><text:span text:style-name="T5">Значения уставок — вектор пороговых значений управляющих сигналов</text:span><text:span text:style-name="T5"><draw:frame draw:style-name="fr3" draw:name="Object4" text:anchor-type="as-char" svg:width="0.623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.</text:span></text:p>
              </text:list-item>
              <text:list-item>
                <text:p text:style-name="P6"><text:span text:style-name="T2">Тип управляющего сигнала — выбор типа управляющих сигналов (</text:span><text:span text:style-name="T3">Скаляр</text:span><text:span text:style-name="T2"> или </text:span><text:span text:style-name="T3">Вектор</text:span><text:span text:style-name="T2">).</text:span></text:p>
              </text:list-item>
            </text:list>
            <text:p text:style-name="Text_20_body"><text:span text:style-name="T6">Примечания</text:span>:</text:p>
            <text:list xml:id="list3645661746239661852" text:style-name="L2">
              <text:list-item>
                <text:p text:style-name="P7">По умолчанию блок формирует <text:span text:style-name="T7">скалярный</text:span> выходной сигнал.</text:p>
              </text:list-item>
              <text:list-item>
                <text:p text:style-name="P7"><text:span text:style-name="T9">Именованные свойства задаются как </text:span><text:span text:style-name="T7">локальные</text:span><text:span text:style-name="T10"> переменные модели (или субмодели) во вкладке </text:span><text:span text:style-name="T7">Параметры</text:span><text:span text:style-name="T10"> или как глобальные сигналы проекта при помощи пункта главного меню </text:span><text:span text:style-name="T7">Графика</text:span><text:span text:style-name="T10"> </text:span><text:span text:style-name="T11">→</text:span><text:span text:style-name="T12"> </text:span><text:span text:style-name="T8">Сигналы</text:span><text:span text:style-name="T10">.</text:span>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3</dc:title>
    <dc:date>2012-03-30T20:26:02.52</dc:date>
    <meta:generator>OpenOffice_Beta/4.1.0$Win32 OpenOffice.org_project/410m14$Build-9760</meta:generator>
    <meta:editing-duration>PT2H6M2S</meta:editing-duration>
    <meta:editing-cycles>90</meta:editing-cycles>
    <meta:document-statistic meta:table-count="1" meta:image-count="2" meta:object-count="7" meta:page-count="1" meta:paragraph-count="20" meta:word-count="137" meta:character-count="928"/>
  </office:meta>
</office:document-meta>
</file>

<file path=Object 10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11/content.xml><?xml version="1.0" encoding="utf-8"?>
<math xmlns="http://www.w3.org/1998/Math/MathML">
  <semantics>
    <mrow>
      <msub>
        <mi>u</mi>
        <mn>3</mn>
      </msub>
      <mrow>
        <mo stretchy="false">(</mo>
        <mrow>
          <mi>t</mi>
        </mrow>
        <mo stretchy="false">)</mo>
      </mrow>
    </mrow>
    <annotation encoding="StarMath 5.0">u_3(t)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K</mi>
                    </mrow>
                  </mrow>
                </mtd>
              </mtr>
              <mtr>
                <mtd>
                  <mrow>
                    <msub>
                      <mi>u</mi>
                      <mn>3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K</mi>
                    </mrow>
                  </mrow>
                </mtd>
              </mtr>
            </mtable>
          </mrow>
        </mrow>
      </mrow>
    </mrow>
    <annotation encoding="StarMath 5.0">y(t) = left lbrace stack{
alignl  u_1(t), ~ если ~ u_2(t) &lt; K #
alignl  u_3(t), ~ если ~ u_2(t) &gt;= K
}  right none
</annotation>
  </semantics>
</math>
</file>

<file path=Object 4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